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aac" officeooo:paragraph-rsid="001df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_pat_11A347AJQ0rqakiSF1iLB7_9jWhtzk3CD12ozKYvtKXy17wgx8kebmtkF8TpDx8nydY3AGMNAZKGBHW8p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5:05:54.087977783</meta:creation-date>
    <dc:date>2026-03-26T20:32:05.01208645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7.3.7.2$Linux_X86_64 LibreOffice_project/30$Build-2</meta:generator>
  </office:meta>
</office:document-meta>
</file>